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aDeResolucion" style:family="table">
      <style:table-properties style:width="17cm" table:align="margins" fo:background-color="transparent">
        <style:background-image/>
      </style:table-properties>
    </style:style>
    <style:style style:name="TablaDeResolucion.A" style:family="table-column">
      <style:table-column-properties style:column-width="4.498cm" style:rel-column-width="17339*"/>
    </style:style>
    <style:style style:name="TablaDeResolucion.B" style:family="table-column">
      <style:table-column-properties style:column-width="12.502cm" style:rel-column-width="48196*"/>
    </style:style>
    <style:style style:name="TablaDeResolucion.1" style:family="table-row">
      <style:table-row-properties fo:background-color="transparent">
        <style:background-image/>
      </style:table-row-properties>
    </style:style>
    <style:style style:name="TablaDeResolucion.A1" style:family="table-cell">
      <style:table-cell-properties fo:background-color="#ffd8ce" fo:padding="0.049cm" fo:border-left="0.25pt solid #000000" fo:border-right="none" fo:border-top="0.25pt solid #000000" fo:border-bottom="0.25pt solid #000000" style:writing-mode="page">
        <style:background-image/>
      </style:table-cell-properties>
    </style:style>
    <style:style style:name="TablaDeResolucion.B1" style:family="table-cell">
      <style:table-cell-properties fo:padding="0.049cm" fo:border="0.25pt solid #000000" style:writing-mode="page"/>
    </style:style>
    <style:style style:name="TablaDeResolucion.A2" style:family="table-cell">
      <style:table-cell-properties fo:background-color="#ffd8ce" fo:padding="0.049cm" fo:border-left="0.25pt solid #000000" fo:border-right="0.25pt solid #000000" fo:border-top="none" fo:border-bottom="0.25pt solid #000000" style:writing-mode="page">
        <style:background-image/>
      </style:table-cell-properties>
    </style:style>
    <style:style style:name="TablaDeResolucion.A3" style:family="table-cell">
      <style:table-cell-properties fo:background-color="#ffd8ce" fo:padding="0.049cm" fo:border-left="0.25pt solid #000000" fo:border-right="none" fo:border-top="none" fo:border-bottom="0.25pt solid #000000" style:writing-mode="page">
        <style:background-image/>
      </style:table-cell-properties>
    </style:style>
    <style:style style:name="TablaDeResolucion.B3" style:family="table-cell">
      <style:table-cell-properties fo:padding="0.049cm" fo:border-left="0.25pt solid #000000" fo:border-right="0.25pt solid #000000" fo:border-top="none" fo:border-bottom="0.25pt solid #000000" style:writing-mode="page"/>
    </style:style>
    <style:style style:name="TablaDeResolucion.B4" style:family="table-cell">
      <style:table-cell-properties fo:padding="0.049cm" fo:border-left="0.25pt solid #000000" fo:border-right="0.25pt solid #000000" fo:border-top="none" fo:border-bottom="0.25pt solid #000000" style:writing-mode="page"/>
    </style:style>
    <style:style style:name="TablaDeResolucion.B5" style:family="table-cell">
      <style:table-cell-properties fo:padding="0.049cm" fo:border-left="0.25pt solid #000000" fo:border-right="0.25pt solid #000000" fo:border-top="none" fo:border-bottom="0.25pt solid #000000" style:writing-mode="page"/>
    </style:style>
    <style:style style:name="TablaDeResolucion.B6" style:family="table-cell">
      <style:table-cell-properties fo:padding="0.049cm" fo:border-left="0.25pt solid #000000" fo:border-right="0.25pt solid #000000" fo:border-top="none" fo:border-bottom="0.25pt solid #000000" style:writing-mode="page"/>
    </style:style>
    <style:style style:name="TablaDeResolucion.B7" style:family="table-cell">
      <style:table-cell-properties fo:padding="0.049cm" fo:border-left="0.25pt solid #000000" fo:border-right="0.25pt solid #000000" fo:border-top="none" fo:border-bottom="0.25pt solid #000000" style:writing-mode="page"/>
    </style:style>
    <style:style style:name="TablaDeResolucion.B8" style:family="table-cell">
      <style:table-cell-properties fo:padding="0.049cm" fo:border-left="0.25pt solid #000000" fo:border-right="0.25pt solid #000000" fo:border-top="none" fo:border-bottom="0.25pt solid #000000" style:writing-mode="page"/>
    </style:style>
    <style:style style:name="TablaDeResolucion.B9" style:family="table-cell">
      <style:table-cell-properties fo:padding="0.049cm" fo:border-left="0.25pt solid #000000" fo:border-right="0.25pt solid #000000" fo:border-top="none" fo:border-bottom="0.25pt solid #000000" style:writing-mode="page"/>
    </style:style>
    <style:style style:name="TablaDeResolucion.B10" style:family="table-cell">
      <style:table-cell-properties fo:padding="0.049cm" fo:border-left="0.25pt solid #000000" fo:border-right="0.25pt solid #000000" fo:border-top="none" fo:border-bottom="0.25pt solid #000000" style:writing-mode="page"/>
    </style:style>
    <style:style style:name="TablaDeResolucion.B11" style:family="table-cell">
      <style:table-cell-properties fo:padding="0.049cm" fo:border-left="0.25pt solid #000000" fo:border-right="0.25pt solid #000000" fo:border-top="none" fo:border-bottom="0.25pt solid #000000" style:writing-mode="page"/>
    </style:style>
    <style:style style:name="TablaDeResolucion.B12" style:family="table-cell">
      <style:table-cell-properties fo:padding="0.049cm" fo:border-left="0.25pt solid #000000" fo:border-right="0.25pt solid #000000" fo:border-top="none" fo:border-bottom="0.25pt solid #000000" style:writing-mode="page"/>
    </style:style>
    <style:style style:name="TablaReglasOro" style:family="table">
      <style:table-properties style:width="17cm" table:align="margins" fo:background-color="transparent">
        <style:background-image/>
      </style:table-properties>
    </style:style>
    <style:style style:name="TablaReglasOro.A" style:family="table-column">
      <style:table-column-properties style:column-width="4.609cm" style:rel-column-width="17767*"/>
    </style:style>
    <style:style style:name="TablaReglasOro.B" style:family="table-column">
      <style:table-column-properties style:column-width="12.391cm" style:rel-column-width="47768*"/>
    </style:style>
    <style:style style:name="TablaReglasOro.1" style:family="table-row">
      <style:table-row-properties fo:background-color="transparent">
        <style:background-image/>
      </style:table-row-properties>
    </style:style>
    <style:style style:name="TablaReglasOro.A1" style:family="table-cell">
      <style:table-cell-properties fo:background-color="#ffdbb6" fo:padding="0.097cm" fo:border="0.5pt solid #000000" style:writing-mode="page">
        <style:background-image/>
      </style:table-cell-properties>
    </style:style>
    <style:style style:name="TablaReglasOro.A2" style:family="table-cell">
      <style:table-cell-properties fo:background-color="#ffdbb6" fo:padding="0.097cm" fo:border-left="0.5pt solid #000000" fo:border-right="none" fo:border-top="none" fo:border-bottom="0.5pt solid #000000" style:writing-mode="page">
        <style:background-image/>
      </style:table-cell-properties>
    </style:style>
    <style:style style:name="TablaReglasOro.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atron" style:family="table">
      <style:table-properties style:width="17cm" table:align="margins" fo:background-color="transparent" style:may-break-between-rows="false">
        <style:background-image/>
      </style:table-properties>
    </style:style>
    <style:style style:name="Patron.A" style:family="table-column">
      <style:table-column-properties style:column-width="5.006cm" style:rel-column-width="19297*"/>
    </style:style>
    <style:style style:name="Patron.B" style:family="table-column">
      <style:table-column-properties style:column-width="11.994cm" style:rel-column-width="46238*"/>
    </style:style>
    <style:style style:name="Patron.1" style:family="table-row">
      <style:table-row-properties fo:background-color="transparent">
        <style:background-image/>
      </style:table-row-properties>
    </style:style>
    <style:style style:name="Patron.A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Patron.B1" style:family="table-cell">
      <style:table-cell-properties fo:background-color="transparent" fo:padding="0.097cm" fo:border="0.5pt solid #000000" style:writing-mode="page">
        <style:background-image/>
      </style:table-cell-properties>
    </style:style>
    <style:style style:name="Patron.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Patr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fo:break-before="page" table:align="margins" fo:background-color="transparent" style:may-break-between-rows="false">
        <style:background-image/>
      </style:table-properties>
    </style:style>
    <style:style style:name="Tabla1.A" style:family="table-column">
      <style:table-column-properties style:column-width="5.006cm" style:rel-column-width="19297*"/>
    </style:style>
    <style:style style:name="Tabla1.B" style:family="table-column">
      <style:table-column-properties style:column-width="11.994cm" style:rel-column-width="46238*"/>
    </style:style>
    <style:style style:name="Tabla1.1" style:family="table-row">
      <style:table-row-properties fo:background-color="transparent">
        <style:background-image/>
      </style:table-row-properties>
    </style:style>
    <style:style style:name="Tabla1.A1" style:family="table-cell">
      <style:table-cell-properties fo:background-color="#77bc65" fo:padding="0.097cm" fo:border="0.5pt solid #000000" style:writing-mode="page">
        <style:background-image/>
      </style:table-cell-properties>
    </style:style>
    <style:style style:name="Tabla1.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A8" style:family="table-cell">
      <style:table-cell-properties fo:background-color="#77bc65" fo:padding="0.097cm" fo:border-left="0.5pt solid #000000" fo:border-right="0.5pt solid #000000" fo:border-top="none" fo:border-bottom="0.5pt solid #000000" style:writing-mode="page">
        <style:background-image/>
      </style:table-cell-properties>
    </style:style>
    <style:style style:name="Tabla1.14" style:family="table-row">
      <style:table-row-properties style:min-row-height="0.268cm" fo:background-color="transparent">
        <style:background-image/>
      </style:table-row-properties>
    </style:style>
    <style:style style:name="P1" style:family="paragraph" style:parent-style-name="Table_20_Contents">
      <style:text-properties style:font-name="Arial"/>
    </style:style>
    <style:style style:name="P2" style:family="paragraph" style:parent-style-name="Table_20_Contents">
      <style:text-properties style:font-name="Arial" officeooo:rsid="001a8611" officeooo:paragraph-rsid="001a8611"/>
    </style:style>
    <style:style style:name="P3" style:family="paragraph" style:parent-style-name="Table_20_Contents">
      <style:text-properties style:font-name="Arial" officeooo:rsid="001cc04c" officeooo:paragraph-rsid="001cc04c"/>
    </style:style>
    <style:style style:name="P4" style:family="paragraph" style:parent-style-name="Table_20_Contents">
      <style:text-properties style:font-name="Arial" officeooo:rsid="002038c9" officeooo:paragraph-rsid="002038c9"/>
    </style:style>
    <style:style style:name="P5" style:family="paragraph" style:parent-style-name="Table_20_Contents">
      <style:text-properties style:font-name="Arial" officeooo:rsid="0021c520" officeooo:paragraph-rsid="0021c520"/>
    </style:style>
    <style:style style:name="P6" style:family="paragraph" style:parent-style-name="Table_20_Contents">
      <style:text-properties style:font-name="Arial" officeooo:rsid="0024bdda" officeooo:paragraph-rsid="0024bdda"/>
    </style:style>
    <style:style style:name="P7" style:family="paragraph" style:parent-style-name="Table_20_Contents">
      <style:paragraph-properties fo:text-align="center" style:justify-single-word="false"/>
      <style:text-properties style:font-name="Arial" fo:font-size="14pt" fo:font-weight="bold" officeooo:rsid="0032d409" officeooo:paragraph-rsid="002f667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color="#000000" style:font-name="Arial" fo:font-weight="bold" officeooo:rsid="00155cce" officeooo:paragraph-rsid="00155cce" style:font-weight-asian="bold" style:font-weight-complex="bold"/>
    </style:style>
    <style:style style:name="P9" style:family="paragraph" style:parent-style-name="Table_20_Contents">
      <style:paragraph-properties fo:text-align="center" style:justify-single-word="false"/>
      <style:text-properties fo:color="#000000" style:font-name="Arial" fo:font-weight="normal" officeooo:rsid="00249493" style:font-weight-asian="normal" style:font-weight-complex="normal"/>
    </style:style>
    <style:style style:name="P10" style:family="paragraph" style:parent-style-name="Table_20_Contents">
      <style:paragraph-properties fo:text-align="center" style:justify-single-word="false"/>
      <style:text-properties fo:color="#000000" style:font-name="Arial" fo:font-weight="normal" officeooo:rsid="00249493" officeooo:paragraph-rsid="00249493" style:font-weight-asian="normal" style:font-weight-complex="normal"/>
    </style:style>
    <style:style style:name="P11" style:family="paragraph" style:parent-style-name="Table_20_Contents">
      <style:paragraph-properties fo:text-align="center" style:justify-single-word="false"/>
      <style:text-properties fo:color="#000000" style:font-name="Arial" fo:font-weight="normal" officeooo:rsid="002038c9" officeooo:paragraph-rsid="002038c9" style:font-weight-asian="normal" style:font-weight-complex="normal"/>
    </style:style>
    <style:style style:name="P12" style:family="paragraph" style:parent-style-name="Table_20_Contents">
      <style:paragraph-properties fo:text-align="center" style:justify-single-word="false"/>
      <style:text-properties fo:color="#000000" style:font-name="Arial" fo:font-weight="normal" officeooo:rsid="001fb4da" officeooo:paragraph-rsid="002038c9" style:font-weight-asian="normal" style:font-weight-complex="normal"/>
    </style:style>
    <style:style style:name="P13" style:family="paragraph" style:parent-style-name="Table_20_Contents">
      <style:paragraph-properties fo:text-align="center" style:justify-single-word="false"/>
      <style:text-properties fo:color="#000000" style:font-name="Arial" fo:font-weight="normal" officeooo:rsid="001cc04c" officeooo:paragraph-rsid="001cc04c" style:font-weight-asian="normal" style:font-weight-complex="normal"/>
    </style:style>
    <style:style style:name="P14" style:family="paragraph" style:parent-style-name="Table_20_Contents">
      <style:paragraph-properties fo:text-align="center" style:justify-single-word="false"/>
      <style:text-properties fo:color="#000000" style:font-name="Arial" fo:font-weight="normal" officeooo:rsid="001cb467" officeooo:paragraph-rsid="001cb467" style:font-weight-asian="normal" style:font-weight-complex="normal"/>
    </style:style>
    <style:style style:name="P15" style:family="paragraph" style:parent-style-name="Table_20_Contents">
      <style:paragraph-properties fo:text-align="center" style:justify-single-word="false"/>
      <style:text-properties fo:color="#000000" style:font-name="Arial" fo:font-weight="normal" officeooo:rsid="001a8611" officeooo:paragraph-rsid="001a8611" style:font-weight-asian="normal" style:font-weight-complex="normal"/>
    </style:style>
    <style:style style:name="P16" style:family="paragraph" style:parent-style-name="Table_20_Contents">
      <style:paragraph-properties fo:text-align="center" style:justify-single-word="false"/>
      <style:text-properties fo:color="#000000" style:font-name="Arial" fo:font-weight="normal" officeooo:rsid="00188b8d" officeooo:paragraph-rsid="00188b8d" style:font-weight-asian="normal" style:font-weight-complex="normal"/>
    </style:style>
    <style:style style:name="P17" style:family="paragraph" style:parent-style-name="Table_20_Contents">
      <style:paragraph-properties fo:text-align="center" style:justify-single-word="false"/>
      <style:text-properties fo:color="#000000" style:font-name="Arial" fo:font-weight="normal" officeooo:rsid="00155cce" officeooo:paragraph-rsid="00155cce" style:font-weight-asian="normal" style:font-weight-complex="normal"/>
    </style:style>
    <style:style style:name="P18" style:family="paragraph" style:parent-style-name="Table_20_Contents">
      <style:paragraph-properties fo:text-align="center" style:justify-single-word="false"/>
      <style:text-properties fo:color="#000000" style:font-name="Arial" style:text-underline-style="none" fo:font-weight="normal" officeooo:rsid="0021c520" officeooo:paragraph-rsid="0021c520" style:font-weight-asian="normal" style:font-weight-complex="normal"/>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f667d" officeooo:paragraph-rsid="002f667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2d409" officeooo:paragraph-rsid="0032d40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747a" officeooo:paragraph-rsid="0033747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908e" officeooo:paragraph-rsid="0033908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2d409" officeooo:paragraph-rsid="0032d409"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3747a" officeooo:paragraph-rsid="0033747a"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bold" officeooo:rsid="0033747a" officeooo:paragraph-rsid="0033747a" style:font-size-asian="12.25pt" style:font-style-asian="normal" style:font-weight-asian="bold" style:font-size-complex="14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officeooo:rsid="0027a517" officeooo:paragraph-rsid="0027a517"/>
    </style:style>
    <style:style style:name="P28" style:family="paragraph" style:parent-style-name="Table_20_Contents">
      <style:paragraph-properties fo:text-align="center" style:justify-single-word="false"/>
      <style:text-properties fo:font-weight="bold" officeooo:rsid="0027a517" officeooo:paragraph-rsid="0027a517" style:font-weight-asian="bold" style:font-weight-complex="bold"/>
    </style:style>
    <style:style style:name="P29" style:family="paragraph" style:parent-style-name="Table_20_Contents">
      <style:text-properties officeooo:rsid="0027b14b" officeooo:paragraph-rsid="0027b14b"/>
    </style:style>
    <style:style style:name="P30" style:family="paragraph" style:parent-style-name="Table_20_Contents">
      <style:text-properties officeooo:rsid="00283abf" officeooo:paragraph-rsid="00283abf"/>
    </style:style>
    <style:style style:name="P31" style:family="paragraph" style:parent-style-name="Table_20_Contents">
      <style:text-properties officeooo:rsid="00293f97" officeooo:paragraph-rsid="00293f97"/>
    </style:style>
    <style:style style:name="P32" style:family="paragraph" style:parent-style-name="Table_20_Contents">
      <style:text-properties style:text-underline-style="none" officeooo:rsid="00283abf" officeooo:paragraph-rsid="002c5ff6"/>
    </style:style>
    <style:style style:name="P33" style:family="paragraph" style:parent-style-name="Table_20_Contents">
      <style:text-properties officeooo:rsid="002d4ad9" officeooo:paragraph-rsid="002d4ad9"/>
    </style:style>
    <style:style style:name="P34" style:family="paragraph" style:parent-style-name="Standard">
      <style:text-properties style:font-name="Arial"/>
    </style:style>
    <style:style style:name="P35" style:family="paragraph" style:parent-style-name="Standard">
      <style:text-properties style:font-name="Arial" style:text-underline-style="none"/>
    </style:style>
    <style:style style:name="P36" style:family="paragraph" style:parent-style-name="Standard">
      <style:text-properties style:font-name="Arial" style:text-underline-style="solid" style:text-underline-width="auto" style:text-underline-color="font-color"/>
    </style:style>
    <style:style style:name="P37" style:family="paragraph" style:parent-style-name="Standard">
      <style:text-properties fo:color="#c9211e" style:font-name="Arial" style:text-underline-style="solid" style:text-underline-width="auto" style:text-underline-color="font-color" officeooo:rsid="002ddfcc" officeooo:paragraph-rsid="002ddfcc"/>
    </style:style>
    <style:style style:name="P38" style:family="paragraph" style:parent-style-name="Standard">
      <style:text-properties fo:color="#000000" style:font-name="Arial" style:text-underline-style="none" officeooo:rsid="002ddfcc" officeooo:paragraph-rsid="002ddfcc"/>
    </style:style>
    <style:style style:name="P39" style:family="paragraph" style:parent-style-name="Standard">
      <style:text-properties officeooo:paragraph-rsid="002f667d"/>
    </style:style>
    <style:style style:name="P40" style:family="paragraph" style:parent-style-name="Subtitle">
      <style:text-properties officeooo:rsid="002f667d" officeooo:paragraph-rsid="002f667d"/>
    </style:style>
    <style:style style:name="P41" style:family="paragraph" style:parent-style-name="Text_20_body">
      <style:text-properties officeooo:rsid="002f667d" officeooo:paragraph-rsid="002f667d"/>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 fo:font-size="14pt" fo:font-style="normal" fo:text-shadow="none" style:text-underline-style="none" fo:font-weight="bold" officeooo:rsid="003637cc" officeooo:paragraph-rsid="003637cc" style:font-size-asian="12.25pt" style:font-style-asian="normal" style:font-weight-asian="bold" style:font-size-complex="14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637cc" officeooo:paragraph-rsid="003637c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3747a" officeooo:paragraph-rsid="0033747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7f7b0" officeooo:paragraph-rsid="0037f7b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f667d" officeooo:paragraph-rsid="002f667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98bb" officeooo:paragraph-rsid="003898b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a731" officeooo:paragraph-rsid="0038a73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f7" officeooo:paragraph-rsid="0038f4f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a6eb7" officeooo:paragraph-rsid="003a6eb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637cc" officeooo:paragraph-rsid="003637cc"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898bb" officeooo:paragraph-rsid="003898bb"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38f4f7" officeooo:paragraph-rsid="0038f4f7"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55cce"/>
    </style:style>
    <style:style style:name="T2" style:family="text">
      <style:text-properties officeooo:rsid="0016e3cf"/>
    </style:style>
    <style:style style:name="T3" style:family="text">
      <style:text-properties style:text-underline-style="solid" style:text-underline-width="auto" style:text-underline-color="font-color" officeooo:rsid="00293f97"/>
    </style:style>
    <style:style style:name="T4" style:family="text">
      <style:text-properties style:text-underline-style="none"/>
    </style:style>
    <style:style style:name="T5" style:family="text">
      <style:text-properties style:text-underline-style="none" officeooo:rsid="0016e3cf"/>
    </style:style>
    <style:style style:name="T6" style:family="text">
      <style:text-properties style:text-underline-style="none" officeooo:rsid="001cb467"/>
    </style:style>
    <style:style style:name="T7" style:family="text">
      <style:text-properties officeooo:rsid="001cb467"/>
    </style:style>
    <style:style style:name="T8" style:family="text">
      <style:text-properties officeooo:rsid="001cc04c"/>
    </style:style>
    <style:style style:name="T9" style:family="text">
      <style:text-properties officeooo:rsid="001dfed9"/>
    </style:style>
    <style:style style:name="T10" style:family="text">
      <style:text-properties officeooo:rsid="002038c9"/>
    </style:style>
    <style:style style:name="T11" style:family="text">
      <style:text-properties officeooo:rsid="0021ac08"/>
    </style:style>
    <style:style style:name="T12" style:family="text">
      <style:text-properties officeooo:rsid="0024bdda"/>
    </style:style>
    <style:style style:name="T13" style:family="text">
      <style:text-properties officeooo:rsid="00264fac"/>
    </style:style>
    <style:style style:name="T14" style:family="text">
      <style:text-properties officeooo:rsid="00283abf"/>
    </style:style>
    <style:style style:name="T15" style:family="text">
      <style:text-properties officeooo:rsid="00293f97"/>
    </style:style>
    <style:style style:name="T16" style:family="text">
      <style:text-properties officeooo:rsid="00356897"/>
    </style:style>
    <style:style style:name="T17" style:family="text">
      <style:text-properties officeooo:rsid="003637cc"/>
    </style:style>
    <style:style style:name="T18" style:family="text">
      <style:text-properties officeooo:rsid="0037f7b0"/>
    </style:style>
    <style:style style:name="T19" style:family="text">
      <style:text-properties fo:font-style="italic" style:font-style-asian="italic" style:font-style-complex="italic"/>
    </style:style>
    <style:style style:name="T20" style:family="text">
      <style:text-properties officeooo:rsid="003a6e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DeResolucion" table:style-name="TablaDeResolucion">
        <table:table-column table:style-name="TablaDeResolucion.A"/>
        <table:table-column table:style-name="TablaDeResolucion.B"/>
        <table:table-row table:style-name="TablaDeResolucion.1">
          <table:table-cell table:style-name="TablaDeResolucion.A1" office:value-type="string">
            <text:p text:style-name="P8">Idioma</text:p>
          </table:table-cell>
          <table:table-cell table:style-name="TablaDeResolucion.B1" office:value-type="string">
            <text:p text:style-name="P1"><text:s/><text:span text:style-name="T1">E-Commerce Sites</text:span></text:p>
          </table:table-cell>
        </table:table-row>
        <table:table-row table:style-name="TablaDeResolucion.1">
          <table:table-cell table:style-name="TablaDeResolucion.A2" table:number-columns-spanned="2" office:value-type="string">
            <text:p text:style-name="P8"><text:span text:style-name="T16">Heurísticas</text:span> de Nielsen</text:p>
          </table:table-cell>
          <table:covered-table-cell/>
        </table:table-row>
        <table:table-row table:style-name="TablaDeResolucion.1">
          <table:table-cell table:style-name="TablaDeResolucion.A3" office:value-type="string">
            <text:p text:style-name="P17">1. Visualización del Estado del Sistema</text:p>
          </table:table-cell>
          <table:table-cell table:style-name="TablaDeResolucion.B3" office:value-type="string">
            <text:p text:style-name="P1"><text:span text:style-name="T2">Se muestra el </text:span><text:span text:style-name="T5">detalle </text:span><text:span text:style-name="T2">de producto, subtotal, costo de envío y total cuando esta el pedido armado, aparecen animaciones de carga. Mantiene al usuario informado sobre el estado y ubicación del pedido realizado. No posee feedback físico, pero no es necesario.</text:span></text:p>
          </table:table-cell>
        </table:table-row>
        <table:table-row table:style-name="TablaDeResolucion.1">
          <table:table-cell table:style-name="TablaDeResolucion.A3" office:value-type="string">
            <text:p text:style-name="P16">2. Correspondencia entre Sistema y Mundo real</text:p>
          </table:table-cell>
          <table:table-cell table:style-name="TablaDeResolucion.B4" office:value-type="string">
            <text:p text:style-name="P2"><text:span text:style-name="T12">T</text:span>odas las frases y palabras son conceptos familiares, tiene relación con el mundo real, las opciones se muestran en un orden lógico, no existen términos propios del sistema.</text:p>
          </table:table-cell>
        </table:table-row>
        <table:table-row table:style-name="TablaDeResolucion.1">
          <table:table-cell table:style-name="TablaDeResolucion.A3" office:value-type="string">
            <text:p text:style-name="P15">3. Control y Libertad de usuario</text:p>
          </table:table-cell>
          <table:table-cell table:style-name="TablaDeResolucion.B5" office:value-type="string">
            <text:p text:style-name="P2"><text:span text:style-name="T6">E</text:span><text:span text:style-name="T4">l</text:span> apartado de “Comparte con un amigo” no cuenta con un botón o algún atajo claro. <text:span text:style-name="T7">Sin embargo, en el resto de la aplicación, en cada punto es posible contar con una salida de emergencia en caso de un clic erróneo.</text:span></text:p>
          </table:table-cell>
        </table:table-row>
        <table:table-row table:style-name="TablaDeResolucion.1">
          <table:table-cell table:style-name="TablaDeResolucion.A3" office:value-type="string">
            <text:p text:style-name="P14">4. Consistencia y <text:span text:style-name="T8">Estándares</text:span></text:p>
          </table:table-cell>
          <table:table-cell table:style-name="TablaDeResolucion.B6" office:value-type="string">
            <text:p text:style-name="P3">No se encuentran inconsistencias en acciones, o palabras. Todo es consistente. Excepto en algunas opciones como “Listo” que no se interpreta bien la acción que desencadena ese <text:span text:style-name="T9">botón.</text:span></text:p>
          </table:table-cell>
        </table:table-row>
        <table:table-row table:style-name="TablaDeResolucion.1">
          <table:table-cell table:style-name="TablaDeResolucion.A3" office:value-type="string">
            <text:p text:style-name="P13">5. Prevención de errores</text:p>
          </table:table-cell>
          <table:table-cell table:style-name="TablaDeResolucion.B7" office:value-type="string">
            <text:p text:style-name="P3">No hay una confirmación al momento de cargar un numero de teléfono en el sistema, directamente es enviado el SMS. </text:p>
          </table:table-cell>
        </table:table-row>
        <table:table-row table:style-name="TablaDeResolucion.1">
          <table:table-cell table:style-name="TablaDeResolucion.A3" office:value-type="string">
            <text:p text:style-name="P12">6. Reconocimiento antes que <text:span text:style-name="T10">Re-</text:span></text:p>
            <text:p text:style-name="P11">llamada</text:p>
          </table:table-cell>
          <table:table-cell table:style-name="TablaDeResolucion.B8" office:value-type="string">
            <text:p text:style-name="P4">No falta ningún elemento que sobrecargue la memoria del usuario</text:p>
          </table:table-cell>
        </table:table-row>
        <table:table-row table:style-name="TablaDeResolucion.1">
          <table:table-cell table:style-name="TablaDeResolucion.A3" office:value-type="string">
            <text:p text:style-name="P11">7. Flexibilidad y Eficiencia de Uso</text:p>
          </table:table-cell>
          <table:table-cell table:style-name="TablaDeResolucion.B9" office:value-type="string">
            <text:p text:style-name="P4">La aplicación cuenta con un menú deslizable que permite repetir pedidos anteriores <text:span text:style-name="T11">facilitando el uso y ahorrando tiempo de uso.</text:span></text:p>
          </table:table-cell>
        </table:table-row>
        <table:table-row table:style-name="TablaDeResolucion.1">
          <table:table-cell table:style-name="TablaDeResolucion.A3" office:value-type="string">
            <text:p text:style-name="P18">8. Diseño estético y Minimista</text:p>
          </table:table-cell>
          <table:table-cell table:style-name="TablaDeResolucion.B10" office:value-type="string">
            <text:p text:style-name="P5">La aplicación cuenta con un diseño <text:span text:style-name="T12">minimalista</text:span></text:p>
          </table:table-cell>
        </table:table-row>
        <table:table-row table:style-name="TablaDeResolucion.1">
          <table:table-cell table:style-name="TablaDeResolucion.A3" office:value-type="string">
            <text:p text:style-name="P10">9. Ayudar a los usuarios <text:s/>a reconocer, diagnosticar y recuperarse de errores</text:p>
          </table:table-cell>
          <table:table-cell table:style-name="TablaDeResolucion.B11" office:value-type="string">
            <text:p text:style-name="Table_20_Contents">Dentro del apartado de códigos, al introducir un código erróneo se muestra un mensaje que dice “Resource not found for this given code: XXXXXXXXXXX”, <text:s/>En otro menú (Carga de telefono) al ingresar un un numero de teléfono invalido aparece un mensaje de un error del sistema, similar al caso anterior. Identico en la carga de una tarjeta invalida. </text:p>
          </table:table-cell>
        </table:table-row>
        <table:table-row table:style-name="TablaDeResolucion.1">
          <table:table-cell table:style-name="TablaDeResolucion.A3" office:value-type="string">
            <text:p text:style-name="P9">10. Ayuda y Documentación</text:p>
          </table:table-cell>
          <table:table-cell table:style-name="TablaDeResolucion.B12" office:value-type="string">
            <text:p text:style-name="P6">La información de ayuda se encuentra fácilmente. <text:span text:style-name="T13">Algunos menús no se encuentran cargados, pero no por un error de interfaz grafica.</text:span></text:p>
          </table:table-cell>
        </table:table-row>
      </table:table>
      <text:p text:style-name="P35"><text:line-break/></text:p>
      <table:table table:name="TablaReglasOro" table:style-name="TablaReglasOro">
        <table:table-column table:style-name="TablaReglasOro.A"/>
        <table:table-column table:style-name="TablaReglasOro.B"/>
        <table:table-row table:style-name="TablaReglasOro.1">
          <table:table-cell table:style-name="TablaReglasOro.A1" table:number-columns-spanned="2" office:value-type="string">
            <text:p text:style-name="P28">Reglas de Oro de Schneiderman</text:p>
          </table:table-cell>
          <table:covered-table-cell/>
        </table:table-row>
        <table:table-row table:style-name="TablaReglasOro.1">
          <table:table-cell table:style-name="TablaReglasOro.A2" office:value-type="string">
            <text:p text:style-name="P27">1. Buscar la consistencia</text:p>
          </table:table-cell>
          <table:table-cell table:style-name="TablaReglasOro.B2" office:value-type="string">
            <text:p text:style-name="P29"><text:span text:style-name="T3">[]</text:span>Se respeta un conjunto de acciones similares cada vez que se desea solicitar un producto. En el apartado “Alcohol y Bebidas” figura un menú de promociones con un <text:span text:style-name="T14">botón</text:span> desplegable en la parte inferior derecha, la <text:span text:style-name="T14">visualización</text:span> de los productos cambia por completo al resto de las presentaciones de la aplicación.</text:p>
          </table:table-cell>
        </table:table-row>
        <table:table-row table:style-name="TablaReglasOro.1">
          <table:table-cell table:style-name="TablaReglasOro.A2" office:value-type="string">
            <text:p text:style-name="P27">2. Permitir que los usuarios frecuentes <text:span text:style-name="T14">utilicen</text:span> accesos directos</text:p>
          </table:table-cell>
          <table:table-cell table:style-name="TablaReglasOro.B2" office:value-type="string">
            <text:p text:style-name="P29">Existe un apartado que permite visualizar los pedidos anteriormente realizados, lo que ahorra tiempo de uso.</text:p>
          </table:table-cell>
        </table:table-row>
        <table:table-row table:style-name="TablaReglasOro.1">
          <table:table-cell table:style-name="TablaReglasOro.A2" office:value-type="string">
            <text:p text:style-name="P27">3. Ofrecer <text:span text:style-name="T14">retroalimentación</text:span> <text:soft-page-break/>informativa</text:p>
          </table:table-cell>
          <table:table-cell table:style-name="TablaReglasOro.B2" office:value-type="string">
            <text:p text:style-name="P30">La aplicación otorga respuesta al usuario, en acciones simples y frecuentes sonidos tenues, en acciones (por ejemplo al <text:soft-page-break/>deshacer un pedido) aparecen diálogos extra y sombras en los costados. Pero algunas acciones tales como la confirmación de correo, carga numero de teléfono no poseen mensajes de confirmación.</text:p>
          </table:table-cell>
        </table:table-row>
        <table:table-row table:style-name="TablaReglasOro.1">
          <table:table-cell table:style-name="TablaReglasOro.A2" office:value-type="string">
            <text:p text:style-name="P27">4. Diseña acciones secuenciales</text:p>
          </table:table-cell>
          <table:table-cell table:style-name="TablaReglasOro.B2" office:value-type="string">
            <text:p text:style-name="P30"><text:span text:style-name="T15">(</text:span>✔<text:span text:style-name="T15">)</text:span>La aplicación cuenta con conjuntos de acciones bien definidas, en todos los menú el procedimiento para realizar un pedido es idéntico (muy similar). Es sencillo determinar cuando la aplicación esta lista para recibir otro conjunto de acciones.</text:p>
          </table:table-cell>
        </table:table-row>
        <table:table-row table:style-name="TablaReglasOro.1">
          <table:table-cell table:style-name="TablaReglasOro.A2" office:value-type="string">
            <text:p text:style-name="P27">5. Ofrecer un manejo simple de los errores</text:p>
          </table:table-cell>
          <table:table-cell table:style-name="TablaReglasOro.B2" office:value-type="string">
            <text:p text:style-name="P31">(✘) No posee manejo simple de errores, la aplicación presenta códigos de sistema incomprensibles por un usuario. No hay manera de determinar la causa de los errores.</text:p>
          </table:table-cell>
        </table:table-row>
        <table:table-row table:style-name="TablaReglasOro.1">
          <table:table-cell table:style-name="TablaReglasOro.A2" office:value-type="string">
            <text:p text:style-name="P27">6. Permitir <text:span text:style-name="T14">fácil</text:span> <text:span text:style-name="T14">reversión</text:span> de las acciones </text:p>
          </table:table-cell>
          <table:table-cell table:style-name="TablaReglasOro.B2" office:value-type="string">
            <text:p text:style-name="P32"><text:span text:style-name="T15">(</text:span>✔<text:span text:style-name="T15">) En todo momento la aplicación cuenta con salidas de emergencias previstas, como los bordes oscuros al costado de mensajes, y flechas de navegación en la parte superior de la pantalla.</text:span></text:p>
          </table:table-cell>
        </table:table-row>
        <table:table-row table:style-name="TablaReglasOro.1">
          <table:table-cell table:style-name="TablaReglasOro.A2" office:value-type="string">
            <text:p text:style-name="P27">7. Apoyo interno a un enfoque de control total</text:p>
          </table:table-cell>
          <table:table-cell table:style-name="TablaReglasOro.B2" office:value-type="string">
            <text:p text:style-name="P33">[VER]</text:p>
          </table:table-cell>
        </table:table-row>
        <table:table-row table:style-name="TablaReglasOro.1">
          <table:table-cell table:style-name="TablaReglasOro.A2" office:value-type="string">
            <text:p text:style-name="P27">8. Reducir carga en memoria</text:p>
          </table:table-cell>
          <table:table-cell table:style-name="TablaReglasOro.B2" office:value-type="string">
            <text:p text:style-name="P33">La aplicación cuenta con múltiples botones que permiten al usuario volver a recordar consejos, y otros datos que fueron enseñados con anterioridad. Todos los menús poseen titulo en su categoría, permitiendo recordar siempre en que punto de la navegación se encuentra.</text:p>
          </table:table-cell>
        </table:table-row>
      </table:table>
      <text:p text:style-name="P36"/>
      <text:p text:style-name="P37">Aplicar Tildes y Cruces según corresponda en las tablas anteriores, respetar formato.</text:p>
      <text:p text:style-name="P37"/>
      <text:p text:style-name="P38"/>
      <text:p text:style-name="P38"/>
      <text:p text:style-name="P40">Identificación de Patrones</text:p>
      <text:p text:style-name="P41">#Plantilla (NO USAR)</text:p>
      <table:table table:name="Patron" table:style-name="Patron">
        <table:table-column table:style-name="Patron.A"/>
        <table:table-column table:style-name="Patron.B"/>
        <table:table-row table:style-name="Patron.1">
          <table:table-cell table:style-name="Patron.A1" office:value-type="string">
            <text:p text:style-name="P19">Clasificación</text:p>
          </table:table-cell>
          <table:table-cell table:style-name="Patron.B1" office:value-type="string">
            <text:p text:style-name="P34"/>
          </table:table-cell>
        </table:table-row>
        <table:table-row table:style-name="Patron.1">
          <table:table-cell table:style-name="Patron.A2" office:value-type="string">
            <text:p text:style-name="P19">Patrón</text:p>
          </table:table-cell>
          <table:table-cell table:style-name="Patron.B2" office:value-type="string">
            <text:p text:style-name="P20"/>
          </table:table-cell>
        </table:table-row>
        <table:table-row table:style-name="Patron.1">
          <table:table-cell table:style-name="Patron.A2" office:value-type="string">
            <text:p text:style-name="P19">Motivación</text:p>
          </table:table-cell>
          <table:table-cell table:style-name="Patron.B2" office:value-type="string">
            <text:p text:style-name="P20"/>
          </table:table-cell>
        </table:table-row>
        <table:table-row table:style-name="Patron.1">
          <table:table-cell table:style-name="Patron.A2" office:value-type="string">
            <text:p text:style-name="P19">Reglas de Oro afectadas</text:p>
          </table:table-cell>
          <table:table-cell table:style-name="Patron.B2" office:value-type="string">
            <text:p text:style-name="P20"/>
          </table:table-cell>
        </table:table-row>
        <table:table-row table:style-name="Patron.1">
          <table:table-cell table:style-name="Patron.A2" office:value-type="string">
            <text:p text:style-name="P19">Heurísticas afectadas</text:p>
          </table:table-cell>
          <table:table-cell table:style-name="Patron.B2" office:value-type="string">
            <text:p text:style-name="P20"/>
          </table:table-cell>
        </table:table-row>
        <table:table-row table:style-name="Patron.1">
          <table:table-cell table:style-name="Patron.A2" office:value-type="string">
            <text:p text:style-name="P19">Aplicación</text:p>
          </table:table-cell>
          <table:table-cell table:style-name="Patron.B2" office:value-type="string">
            <text:p text:style-name="P20"/>
          </table:table-cell>
        </table:table-row>
      </table:table>
      <text:p text:style-name="P41"/>
      <text:p text:style-name="P41"/>
      <text:p text:style-name="P41"/>
      <table:table table:name="Tabla1" table:style-name="Tabla1">
        <table:table-column table:style-name="Tabla1.A"/>
        <table:table-column table:style-name="Tabla1.B"/>
        <table:table-row table:style-name="Tabla1.1">
          <table:table-cell table:style-name="Tabla1.A1" table:number-columns-spanned="2" office:value-type="string">
            <text:p text:style-name="P7">Navegación</text:p>
          </table:table-cell>
          <table:covered-table-cell/>
        </table:table-row>
        <table:table-row table:style-name="Tabla1.1">
          <table:table-cell table:style-name="Tabla1.A2" office:value-type="string">
            <text:p text:style-name="P19">Patrón</text:p>
          </table:table-cell>
          <table:table-cell table:style-name="Tabla1.B2" office:value-type="string">
            <text:p text:style-name="P24">Sign-In Tools</text:p>
          </table:table-cell>
        </table:table-row>
        <table:table-row table:style-name="Tabla1.1">
          <table:table-cell table:style-name="Tabla1.A2" office:value-type="string">
            <text:p text:style-name="P19">Motivación</text:p>
          </table:table-cell>
          <table:table-cell table:style-name="Tabla1.B2" office:value-type="string">
            <text:p text:style-name="P21">Permite al usuario un fácil acceso a las opciones de su cuenta, como logueo y gestión de contraseñas</text:p>
          </table:table-cell>
        </table:table-row>
        <table:table-row table:style-name="Tabla1.1">
          <table:table-cell table:style-name="Tabla1.A2" office:value-type="string">
            <text:p text:style-name="P19">Reglas de Oro afectadas</text:p>
          </table:table-cell>
          <table:table-cell table:style-name="Tabla1.B2" office:value-type="string">
            <text:p text:style-name="P22">Permitir que los usuarios frecuentes utilicen accesos directos</text:p>
          </table:table-cell>
        </table:table-row>
        <table:table-row table:style-name="Tabla1.1">
          <table:table-cell table:style-name="Tabla1.A2" office:value-type="string">
            <text:p text:style-name="P19">Heurísticas afectadas</text:p>
          </table:table-cell>
          <table:table-cell table:style-name="Tabla1.B2" office:value-type="string">
            <text:p text:style-name="P22">Flexibilidad y Eficiencia de uso</text:p>
          </table:table-cell>
        </table:table-row>
        <table:table-row table:style-name="Tabla1.1">
          <table:table-cell table:style-name="Tabla1.A2" office:value-type="string">
            <text:p text:style-name="P19">Aplicación</text:p>
          </table:table-cell>
          <table:table-cell table:style-name="Tabla1.B2" office:value-type="string">
            <text:p text:style-name="P22">En el menú principal, desplegando el menú lateral ubicado en la parte superior izquierda de la pantalla.</text:p>
          </table:table-cell>
        </table:table-row>
        <table:table-row table:style-name="Tabla1.1">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8" table:number-columns-spanned="2" office:value-type="string">
            <text:p text:style-name="P26">Layout</text:p>
          </table:table-cell>
          <table:covered-table-cell/>
        </table:table-row>
        <table:table-row table:style-name="Tabla1.1">
          <table:table-cell table:style-name="Tabla1.A2" office:value-type="string">
            <text:p text:style-name="P19">Patrón</text:p>
          </table:table-cell>
          <table:table-cell table:style-name="Tabla1.B2" office:value-type="string">
            <text:p text:style-name="P25">Collapsible Panels</text:p>
          </table:table-cell>
        </table:table-row>
        <table:table-row table:style-name="Tabla1.1">
          <table:table-cell table:style-name="Tabla1.A2" office:value-type="string">
            <text:p text:style-name="P19">Motivación</text:p>
          </table:table-cell>
          <table:table-cell table:style-name="Tabla1.B2" office:value-type="string">
            <text:p text:style-name="P22">Colocar menús no tan relacionados con <text:span text:style-name="T17">el reparto/compra de productos</text:span> en un panel que puede ser utilizado según eventualmente requiera el usuario.</text:p>
          </table:table-cell>
        </table:table-row>
        <table:table-row table:style-name="Tabla1.1">
          <table:table-cell table:style-name="Tabla1.A2" office:value-type="string">
            <text:p text:style-name="P19">Reglas de Oro afectadas</text:p>
          </table:table-cell>
          <table:table-cell table:style-name="Tabla1.B2" office:value-type="string">
            <text:p text:style-name="P23">Buscar la consistencia</text:p>
            <text:p text:style-name="P23">Diseña acciones secuenciales</text:p>
          </table:table-cell>
        </table:table-row>
        <table:table-row table:style-name="Tabla1.1">
          <table:table-cell table:style-name="Tabla1.A2" office:value-type="string">
            <text:p text:style-name="P19">Heurísticas afectadas</text:p>
          </table:table-cell>
          <table:table-cell table:style-name="Tabla1.B2" office:value-type="string">
            <text:p text:style-name="P23">Reconocimiento antes que re-llamada</text:p>
          </table:table-cell>
        </table:table-row>
        <table:table-row table:style-name="Tabla1.1">
          <table:table-cell table:style-name="Tabla1.A2" office:value-type="string">
            <text:p text:style-name="P19">Aplicación</text:p>
          </table:table-cell>
          <table:table-cell table:style-name="Tabla1.B2" office:value-type="string">
            <text:p text:style-name="P23">En el menú principal puede desplegarse un menú lateral pulsando el botón encontrado en la parte superior izquierda.<text:line-break/>También puede ser desplegado arrastrando el dedo de izquierda a derecha desde el borde lateral de la pantalla.</text:p>
          </table:table-cell>
        </table:table-row>
        <table:table-row table:style-name="Tabla1.14">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2" office:value-type="string">
            <text:p text:style-name="P47">Patrón</text:p>
          </table:table-cell>
          <table:table-cell table:style-name="Tabla1.B2" office:value-type="string">
            <text:p text:style-name="P52">Streamlined Branding</text:p>
          </table:table-cell>
        </table:table-row>
        <table:table-row table:style-name="Tabla1.1">
          <table:table-cell table:style-name="Tabla1.A2" office:value-type="string">
            <text:p text:style-name="P47">Motivación</text:p>
          </table:table-cell>
          <table:table-cell table:style-name="Tabla1.B2" office:value-type="string">
            <text:p text:style-name="P47">Mantener el logo de <text:span text:style-name="T19">Glovo</text:span> en ciertos lugares de la aplicación como así mantener los mismos colores y tipos de tipografía a lo largo de toda la aplicación. El usuario puede identificar fácilmente la aplicación.</text:p>
          </table:table-cell>
        </table:table-row>
        <table:table-row table:style-name="Tabla1.1">
          <table:table-cell table:style-name="Tabla1.A2" office:value-type="string">
            <text:p text:style-name="P48">Reglas de Oro afectadas</text:p>
          </table:table-cell>
          <table:table-cell table:style-name="Tabla1.B2" office:value-type="string">
            <text:p text:style-name="P48">Búsqueda de consistencia</text:p>
            <text:p text:style-name="P48"/>
          </table:table-cell>
        </table:table-row>
        <table:table-row table:style-name="Tabla1.1">
          <table:table-cell table:style-name="Tabla1.A2" office:value-type="string">
            <text:p text:style-name="P48">Heurísticas afectadas</text:p>
          </table:table-cell>
          <table:table-cell table:style-name="Tabla1.B2" office:value-type="string">
            <text:p text:style-name="P49">Diseño estético y minimalista</text:p>
          </table:table-cell>
        </table:table-row>
        <table:table-row table:style-name="Tabla1.1">
          <table:table-cell table:style-name="Tabla1.A2" office:value-type="string">
            <text:p text:style-name="P49">Aplicación</text:p>
          </table:table-cell>
          <table:table-cell table:style-name="Tabla1.B2" office:value-type="string">
            <text:p text:style-name="P49">El logo puede ser encontrado por ejemplo, en el menú desplegable de pedidos recientes. Los colores de la interfaz se mantienen constantes y el tipo de iconos utilizados</text:p>
          </table:table-cell>
        </table:table-row>
        <table:table-row table:style-name="Tabla1.1">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2" office:value-type="string">
            <text:p text:style-name="P49">Patrón</text:p>
          </table:table-cell>
          <table:table-cell table:style-name="Tabla1.B2" office:value-type="string">
            <text:p text:style-name="P53">Few Hues, Many Values</text:p>
          </table:table-cell>
        </table:table-row>
        <table:table-row table:style-name="Tabla1.1">
          <table:table-cell table:style-name="Tabla1.A2" office:value-type="string">
            <text:p text:style-name="P49">Motivación</text:p>
          </table:table-cell>
          <table:table-cell table:style-name="Tabla1.B2" office:value-type="string">
            <text:p text:style-name="P49">La aplicación presenta una paleta de colores bien definida, en tonos de amarillo y blanco a lo largo de todos los menús. Esto permite reconocer la aplicación en general sin necesidad de otros elementos.</text:p>
          </table:table-cell>
        </table:table-row>
        <table:table-row table:style-name="Tabla1.1">
          <table:table-cell table:style-name="Tabla1.A2" office:value-type="string">
            <text:p text:style-name="P49">Reglas de Oro afectadas</text:p>
          </table:table-cell>
          <table:table-cell table:style-name="Tabla1.B2" office:value-type="string">
            <text:p text:style-name="P49"><text:span text:style-name="T20">Búsqueda</text:span> de Consistencia</text:p>
          </table:table-cell>
        </table:table-row>
        <table:table-row table:style-name="Tabla1.1">
          <table:table-cell table:style-name="Tabla1.A2" office:value-type="string">
            <text:p text:style-name="P49">Heurísticas afectadas</text:p>
          </table:table-cell>
          <table:table-cell table:style-name="Tabla1.B2" office:value-type="string">
            <text:p text:style-name="P50">Diseño estético y minimalista</text:p>
          </table:table-cell>
        </table:table-row>
        <text:soft-page-break/>
        <table:table-row table:style-name="Tabla1.1">
          <table:table-cell table:style-name="Tabla1.A2" office:value-type="string">
            <text:p text:style-name="P49">Aplicación</text:p>
          </table:table-cell>
          <table:table-cell table:style-name="Tabla1.B2" office:value-type="string">
            <text:p text:style-name="P50">En todos los menús podemos encontrar el patrón aplicado, ya sea en el <text:span text:style-name="T19">background, </text:span><text:s/>el fondo de iconos, color de la tipografía</text:p>
          </table:table-cell>
        </table:table-row>
        <table:table-row table:style-name="Tabla1.1">
          <table:table-cell table:style-name="Tabla1.A2" office:value-type="string">
            <text:p text:style-name="P19"/>
          </table:table-cell>
          <table:table-cell table:style-name="Tabla1.B2" office:value-type="string">
            <text:p text:style-name="P22"/>
          </table:table-cell>
        </table:table-row>
        <table:table-row table:style-name="Tabla1.1">
          <table:table-cell table:style-name="Tabla1.A8" table:number-columns-spanned="2" office:value-type="string">
            <text:p text:style-name="P42">Acciones y Comandos</text:p>
          </table:table-cell>
          <table:covered-table-cell/>
        </table:table-row>
        <table:table-row table:style-name="Tabla1.1">
          <table:table-cell table:style-name="Tabla1.A2" office:value-type="string">
            <text:p text:style-name="P43">Patrón</text:p>
          </table:table-cell>
          <table:table-cell table:style-name="Tabla1.B2" office:value-type="string">
            <text:p text:style-name="P51">Text Clear Button</text:p>
          </table:table-cell>
        </table:table-row>
        <table:table-row table:style-name="Tabla1.1">
          <table:table-cell table:style-name="Tabla1.A2" office:value-type="string">
            <text:p text:style-name="P43">Motivación</text:p>
          </table:table-cell>
          <table:table-cell table:style-name="Tabla1.B2" office:value-type="string">
            <text:p text:style-name="P43">Permitir al usuario eliminar lo previamente escrito en un campo de búsqueda, de manera tal de <text:span text:style-name="T18">acortar tiempo de uso.</text:span></text:p>
          </table:table-cell>
        </table:table-row>
        <table:table-row table:style-name="Tabla1.1">
          <table:table-cell table:style-name="Tabla1.A2" office:value-type="string">
            <text:p text:style-name="P43">Reglas de Oro afectadas</text:p>
          </table:table-cell>
          <table:table-cell table:style-name="Tabla1.B2" office:value-type="string">
            <text:p text:style-name="P45">Permitir que los usuarios frecuentes utilicen accesos directos<text:line-break/>Ofrecer un manejo simple de errores</text:p>
          </table:table-cell>
        </table:table-row>
        <table:table-row table:style-name="Tabla1.1">
          <table:table-cell table:style-name="Tabla1.A2" office:value-type="string">
            <text:p text:style-name="P43">Heurísticas afectadas</text:p>
          </table:table-cell>
          <table:table-cell table:style-name="Tabla1.B2" office:value-type="string">
            <text:p text:style-name="P45">Flexibilidad y Eficiencia de uso</text:p>
            <text:p text:style-name="P45">Diseño estético y minimalísta </text:p>
          </table:table-cell>
        </table:table-row>
        <table:table-row table:style-name="Tabla1.1">
          <table:table-cell table:style-name="Tabla1.A2" office:value-type="string">
            <text:p text:style-name="P43">Aplicación</text:p>
          </table:table-cell>
          <table:table-cell table:style-name="Tabla1.B2" office:value-type="string">
            <text:p text:style-name="P45">En las barras de búsqueda superiores al momento de completar búsquedas el sistema provee un botón al costado derecho con forma de cruz que permite eliminar todo el texto escrito</text:p>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row table:style-name="Tabla1.1">
          <table:table-cell table:style-name="Tabla1.A2" office:value-type="string">
            <text:p text:style-name="P43"/>
          </table:table-cell>
          <table:table-cell table:style-name="Tabla1.B2" office:value-type="string">
            <text:p text:style-name="P22"/>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family-generic="swiss" style:font-pitch="variable" officeooo:rsid="001a861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Arial1" fo:font-family="Arial" style:font-style-name="Normal" style:font-family-generic="swiss" style:font-pitch="variable" fo:font-size="18pt" officeooo:rsid="002f667d" style:font-size-asian="18pt" style:font-size-complex="18pt"/>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42:52.695000000</meta:creation-date>
    <dc:date>2019-07-29T23:20:58.565000000</dc:date>
    <meta:editing-duration>PT1H4M57S</meta:editing-duration>
    <meta:editing-cycles>14</meta:editing-cycles>
    <meta:generator>LibreOffice/6.2.5.2$Windows_X86_64 LibreOffice_project/1ec314fa52f458adc18c4f025c545a4e8b22c159</meta:generator>
    <meta:document-statistic meta:table-count="4" meta:image-count="0" meta:object-count="0" meta:page-count="4" meta:paragraph-count="106" meta:word-count="1059" meta:character-count="6728" meta:non-whitespace-character-count="5765"/>
  </office:meta>
</office:document-meta>
</file>